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0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0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876cm" svg:height="3.063cm" svg:x="2.077cm" svg:y="0.661cm">
          <draw:text-box>
            <text:p text:style-name="P1"><text:span text:style-name="T1">HYMN #742</text:span></text:p>
            <text:p text:style-name="P1"><text:span text:style-name="T2">“</text:span><text:span text:style-name="T2">For Me to Live Is Jes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3.876cm" svg:height="7.265cm" svg:x="2.032cm" svg:y="0.508cm">
          <draw:text-box>
            <text:p text:style-name="P1"><text:span text:style-name="T3">1. </text:span><text:span text:style-name="T4">For me to live is Jesus,</text:span></text:p>
            <text:p text:style-name="P1"><text:span text:style-name="T4">To die is gain for me;</text:span></text:p>
            <text:p text:style-name="P1"><text:span text:style-name="T4">So when my Savior pleases,</text:span></text:p>
            <text:p text:style-name="P1"><text:span text:style-name="T4">I meet death willing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3.876cm" svg:height="7.011cm" svg:x="2.079cm" svg:y="0.538cm">
          <draw:text-box>
            <text:p text:style-name="P4"><text:span text:style-name="T3">2. </text:span><text:span text:style-name="T4">For Christ, my Lord, my brother,</text:span></text:p>
            <text:p text:style-name="P4"><text:span text:style-name="T4">I leave this world so dim</text:span></text:p>
            <text:p text:style-name="P4"><text:span text:style-name="T4">And gladly seek another,</text:span></text:p>
            <text:p text:style-name="P4"><text:span text:style-name="T4">Where I shall be wit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2" draw:layer="layout" svg:width="23.876cm" svg:height="7.011cm" svg:x="2.032cm" svg:y="0.508cm">
          <draw:text-box>
            <text:p text:style-name="P1"><text:span text:style-name="T3">3. </text:span><text:span text:style-name="T4">My woes are nearly over,</text:span></text:p>
            <text:p text:style-name="P1"><text:span text:style-name="T4">Though long and dark the road;</text:span></text:p>
            <text:p text:style-name="P1"><text:span text:style-name="T4">My sin His merits cover, </text:span></text:p>
            <text:p text:style-name="P1"><text:span text:style-name="T4">And I have peace with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5" draw:layer="layout" svg:width="23.876cm" svg:height="7.011cm" svg:x="2.032cm" svg:y="0.481cm">
          <draw:text-box>
            <text:p text:style-name="P4"><text:span text:style-name="T3">4. </text:span><text:span text:style-name="T4">Lord, when my pow’rs are failing,</text:span></text:p>
            <text:p text:style-name="P4"><text:span text:style-name="T4">My breath comes heavily,</text:span></text:p>
            <text:p text:style-name="P4"><text:span text:style-name="T4">And words are unavailing,</text:span></text:p>
            <text:p text:style-name="P4"><text:span text:style-name="T4">O hear my sighs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4" draw:text-style-name="P2" draw:layer="layout" svg:width="23.876cm" svg:height="7.011cm" svg:x="2.032cm" svg:y="0.609cm">
          <draw:text-box>
            <text:p text:style-name="P1"><text:span text:style-name="T3">5. </text:span><text:span text:style-name="T4">In my last hour, O grant me</text:span></text:p>
            <text:p text:style-name="P1"><text:span text:style-name="T4">A slumber soft and still,</text:span></text:p>
            <text:p text:style-name="P1"><text:span text:style-name="T4">No doubts to vex or haunt me,</text:span></text:p>
            <text:p text:style-name="P1"><text:span text:style-name="T4">Safe anchored in Thy will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5" draw:text-style-name="P2" draw:layer="layout" svg:width="23.876cm" svg:height="12.954cm" svg:x="2.032cm" svg:y="0.508cm">
          <draw:text-box>
            <text:p text:style-name="P1"><text:span text:style-name="T3">6. </text:span><text:span text:style-name="T4">And so to Thee still cleaving</text:span></text:p>
            <text:p text:style-name="P1"><text:span text:style-name="T4">When death shall come to me, </text:span></text:p>
            <text:p text:style-name="P1"><text:span text:style-name="T4">I fall asleep believing </text:span></text:p>
            <text:p text:style-name="P1"><text:span text:style-name="T4">And wake in heav’n with Thee!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<text:s text:c="12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21:33:39.989000000</meta:creation-date>
    <dc:date>2019-04-29T15:57:53.835000000</dc:date>
    <meta:editing-duration>PT3M52S</meta:editing-duration>
    <meta:editing-cycles>3</meta:editing-cycles>
    <meta:generator>LibreOffice/6.1.5.2$Windows_X86_64 LibreOffice_project/90f8dcf33c87b3705e78202e3df5142b201bd805</meta:generator>
    <meta:document-statistic meta:object-count="42"/>
  </office:meta>
</office:document-meta>
</file>